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60000020C7F394DC9575AE1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1" svg:font-family="'JetBrains Mono', monospace"/>
    <style:font-face style:name="Lohit Devanagari1" svg:font-family="'Lohit Devanagari'"/>
    <style:font-face style:name="JetBrains Mono3" svg:font-family="'JetBrains Mono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JetBrains Mono2" svg:font-family="'JetBrains Mono', monospac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0e4536" officeooo:paragraph-rsid="001388cf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388cf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6776f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ac6dd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271712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text-underline-style="solid" style:text-underline-width="auto" style:text-underline-color="font-color" officeooo:rsid="001191e8" officeooo:paragraph-rsid="001388cf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58836" officeooo:paragraph-rsid="001388cf" style:font-size-asian="12pt" style:font-style-asian="normal" style:font-weight-asian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191e8" officeooo:paragraph-rsid="001388cf" style:font-size-asian="12pt" style:font-style-asian="normal" style:font-weight-asian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388cf" style:font-size-asian="12pt" style:font-style-asian="normal" style:font-weight-asian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c74ea" style:font-size-asian="12pt" style:font-style-asian="normal" style:font-weight-asian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271712" style:font-size-asian="12pt" style:font-style-asian="normal" style:font-weight-asian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4cadd" officeooo:paragraph-rsid="001388cf" style:font-size-asian="12pt" style:font-style-asian="normal" style:font-weight-asian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766b5" style:font-size-asian="12pt" style:font-style-asian="normal" style:font-weight-asian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74ea" officeooo:paragraph-rsid="001c74ea" style:font-size-asian="12pt" style:font-style-asian="normal" style:font-weight-asian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766b5" officeooo:paragraph-rsid="00271712" style:font-size-asian="12pt" style:font-style-asian="normal" style:font-weight-asian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71712" officeooo:paragraph-rsid="00271712" style:font-size-asian="12pt" style:font-style-asian="normal" style:font-weight-asian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a7a6e" officeooo:paragraph-rsid="002a7a6e" style:font-size-asian="12pt" style:font-style-asian="normal" style:font-weight-asian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abbf5" officeooo:paragraph-rsid="002abbf5" style:font-size-asian="12pt" style:font-style-asian="normal" style:font-weight-asian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d0d20" style:font-size-asian="12pt" style:font-style-asian="normal" style:font-weight-asian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d50a0" style:font-size-asian="12pt" style:font-style-asian="normal" style:font-weight-asian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d0d20" officeooo:paragraph-rsid="002d0d20" style:font-size-asian="12pt" style:font-style-asian="normal" style:font-weight-asian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e9f0c" officeooo:paragraph-rsid="002e9f0c" style:font-size-asian="12pt" style:font-style-asian="normal" style:font-weight-asian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191e8" officeooo:paragraph-rsid="001388cf" style:font-size-asian="12pt" style:font-style-asian="normal" style:font-weight-asian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6776f" style:font-size-asian="12pt" style:font-style-asian="normal" style:font-weight-asian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ac6dd" style:font-size-asian="12pt" style:font-style-asian="normal" style:font-weight-asian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271712" style:font-size-asian="12pt" style:font-style-asian="normal" style:font-weight-asian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766b5" style:font-size-asian="12pt" style:font-style-asian="normal" style:font-weight-asian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c74ea" style:font-size-asian="12pt" style:font-style-asian="normal" style:font-weight-asian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271712" style:font-size-asian="12pt" style:font-style-asian="normal" style:font-weight-asian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8e0f3" style:font-size-asian="12pt" style:font-style-asian="normal" style:font-weight-asian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271712" style:font-size-asian="12pt" style:font-style-asian="normal" style:font-weight-asian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ac6dd" style:font-size-asian="12pt" style:font-style-asian="normal" style:font-weight-asian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c74ea" officeooo:paragraph-rsid="001c74ea" style:font-size-asian="12pt" style:font-style-asian="normal" style:font-weight-asian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e556b" officeooo:paragraph-rsid="001e556b" style:font-size-asian="12pt" style:font-style-asian="normal" style:font-weight-asian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21eae" officeooo:paragraph-rsid="00221eae" style:font-size-asian="12pt" style:font-style-asian="normal" style:font-weight-asian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bcda4" officeooo:paragraph-rsid="002bcda4" style:font-size-asian="12pt" style:font-style-asian="normal" style:font-weight-asian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officeooo:paragraph-rsid="001ac6dd"/>
    </style:style>
    <style:style style:name="P4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1388cf"/>
    </style:style>
    <style:style style:name="P4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fo:font-style="normal" fo:font-weight="normal" officeooo:rsid="00558836" officeooo:paragraph-rsid="001388cf" style:font-size-asian="12pt" style:font-style-asian="normal" style:font-weight-asian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rsid="00115077" officeooo:paragraph-rsid="001388cf"/>
    </style:style>
    <style:style style:name="P4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rsid="00224a2f" officeooo:paragraph-rsid="00224a2f"/>
    </style:style>
    <style:style style:name="P4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rsid="0023747f" officeooo:paragraph-rsid="0023747f"/>
    </style:style>
    <style:style style:name="P4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fo:font-weight="normal" officeooo:rsid="0023747f" officeooo:paragraph-rsid="0023747f" style:font-weight-asian="normal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fo:font-weight="normal" officeooo:rsid="0023747f" officeooo:paragraph-rsid="0023a76d" style:font-weight-asian="normal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fo:font-weight="normal" officeooo:rsid="0023a76d" officeooo:paragraph-rsid="0023a76d" style:font-weight-asian="normal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rsid="0026bc66" officeooo:paragraph-rsid="0026bc66"/>
    </style:style>
    <style:style style:name="P5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solid" style:text-underline-width="auto" style:text-underline-color="font-color" fo:font-weight="bold" officeooo:rsid="0023747f" officeooo:paragraph-rsid="0023747f" style:font-weight-asian="bold" style:font-weight-complex="bold"/>
    </style:style>
    <style:style style:name="P5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solid" style:text-underline-width="auto" style:text-underline-color="font-color" fo:font-weight="bold" officeooo:rsid="00224a2f" officeooo:paragraph-rsid="00224a2f" style:font-weight-asian="bold" style:font-weight-complex="bold"/>
    </style:style>
    <style:style style:name="P5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23a76d"/>
    </style:style>
    <style:style style:name="P5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23a76d" officeooo:paragraph-rsid="0023a76d"/>
    </style:style>
    <style:style style:name="P5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JetBrains Mono" fo:font-size="10pt" style:text-underline-style="none" fo:font-weight="normal" officeooo:rsid="0023a76d" officeooo:paragraph-rsid="0023a76d" style:font-size-asian="10pt" style:font-weight-asian="normal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JetBrains Mono" fo:font-size="10pt" style:text-underline-style="none" fo:font-weight="normal" officeooo:rsid="0023747f" officeooo:paragraph-rsid="0023a76d" style:font-size-asian="10pt" style:font-weight-asian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JetBrains Mono" fo:font-size="10pt" officeooo:paragraph-rsid="0023a76d" style:font-size-asian="10pt"/>
    </style:style>
    <style:style style:name="P5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JetBrains Mono1" fo:font-size="12pt" fo:font-style="normal" style:text-underline-style="none" fo:font-weight="normal" officeooo:rsid="002abbf5" officeooo:paragraph-rsid="002abbf5" fo:background-color="#ffffff" style:font-size-asian="12pt" style:font-style-asian="normal" style:font-weight-asian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5800" style:font-name="Liberation Serif" fo:font-size="12pt" fo:font-style="normal" style:text-underline-style="none" fo:font-weight="normal" officeooo:rsid="001766b5" officeooo:paragraph-rsid="00271712" style:font-size-asian="12pt" style:font-style-asian="normal" style:font-weight-asian="normal"/>
    </style:style>
    <style:style style:name="P5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6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6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64244" style:font-size-asian="12pt" style:font-style-asian="normal" style:font-weight-asian="normal"/>
    </style:style>
    <style:style style:name="P6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ac6dd" officeooo:paragraph-rsid="001ac6dd" style:font-size-asian="12pt" style:font-style-asian="normal" style:font-weight-asian="normal"/>
    </style:style>
    <style:style style:name="P6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b70b" officeooo:paragraph-rsid="001cb70b" fo:background-color="#ffffff" style:font-size-asian="12pt" style:font-style-asian="normal" style:font-weight-asian="normal"/>
    </style:style>
    <style:style style:name="P6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6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1" fo:font-size="12pt" fo:font-style="normal" style:text-underline-style="none" fo:font-weight="normal" officeooo:rsid="001c74ea" officeooo:paragraph-rsid="001c74ea" fo:background-color="#ffffff" style:font-name-asian="DejaVu Sans Mono" style:font-size-asian="12pt" style:font-style-asian="normal" style:font-weight-asian="normal" style:font-name-complex="Liberation Mono" style:font-size-complex="10pt"/>
    </style:style>
    <style:style style:name="P6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1" fo:font-size="12pt" fo:font-style="normal" style:text-underline-style="none" fo:font-weight="normal" officeooo:rsid="001c74ea" officeooo:paragraph-rsid="001c74ea" fo:background-color="#ffffff" style:font-size-asian="12pt" style:font-style-asian="normal" style:font-weight-asian="normal"/>
    </style:style>
    <style:style style:name="P6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1" fo:font-size="12pt" fo:font-style="normal" style:text-underline-style="solid" style:text-underline-width="auto" style:text-underline-color="font-color" fo:font-weight="normal" officeooo:rsid="001c74ea" officeooo:paragraph-rsid="001c74ea" fo:background-color="#ffffff" style:font-size-asian="12pt" style:font-style-asian="normal" style:font-weight-asian="normal"/>
    </style:style>
    <style:style style:name="P6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1" fo:background-color="#ffffff"/>
    </style:style>
    <style:style style:name="P6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1" officeooo:rsid="001cb70b" officeooo:paragraph-rsid="001cb70b" fo:background-color="#ffffff"/>
    </style:style>
    <style:style style:name="P7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1" officeooo:rsid="001e556b" officeooo:paragraph-rsid="001e556b" fo:background-color="#ffffff"/>
    </style:style>
    <style:style style:name="P7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fo:background-color="#ffffff"/>
    </style:style>
    <style:style style:name="P7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officeooo:paragraph-rsid="001c74ea" fo:background-color="#ffffff"/>
    </style:style>
    <style:style style:name="P73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text-underline-style="none" officeooo:rsid="00224a2f" officeooo:paragraph-rsid="00224a2f"/>
    </style:style>
    <style:style style:name="P74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ac6dd" style:font-size-asian="12pt" style:font-style-asian="normal" style:font-weight-asian="normal"/>
    </style:style>
    <style:style style:name="P75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76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officeooo:rsid="000e4536" officeooo:paragraph-rsid="001388cf"/>
    </style:style>
    <style:style style:name="P77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officeooo:rsid="00115077" officeooo:paragraph-rsid="002bcda4"/>
    </style:style>
    <style:style style:name="P7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bcda4" style:font-size-asian="12pt" style:font-style-asian="normal" style:font-weight-asian="normal"/>
    </style:style>
    <style:style style:name="P7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d0d20" officeooo:paragraph-rsid="002d0d20" style:font-size-asian="12pt" style:font-style-asian="normal" style:font-weight-asian="normal"/>
    </style:style>
    <style:style style:name="P8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f2e7f" officeooo:paragraph-rsid="002f2e7f" style:font-size-asian="12pt" style:font-style-asian="normal" style:font-weight-asian="normal"/>
    </style:style>
    <style:style style:name="P8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bcda4" officeooo:paragraph-rsid="002f2e7f" style:font-size-asian="12pt" style:font-style-asian="normal" style:font-weight-asian="normal"/>
    </style:style>
    <style:style style:name="P8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rsid="0026bc66" officeooo:paragraph-rsid="0026bc66"/>
    </style:style>
    <style:style style:name="P8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rsid="002f2e7f" officeooo:paragraph-rsid="002f2e7f"/>
    </style:style>
    <style:style style:name="P8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2f2e7f" officeooo:paragraph-rsid="002f2e7f"/>
    </style:style>
    <style:style style:name="P8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ce181e" style:font-name="Liberation Serif" fo:font-size="12pt" fo:font-style="normal" style:text-underline-style="none" fo:font-weight="normal" officeooo:rsid="002e9f0c" officeooo:paragraph-rsid="002e9f0c" style:font-size-asian="12pt" style:font-style-asian="normal" style:font-weight-asian="normal"/>
    </style:style>
    <style:style style:name="P8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ce181e" officeooo:paragraph-rsid="002f2e7f"/>
    </style:style>
    <style:style style:name="P8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33b3" style:font-name="JetBrains Mono1" fo:font-size="10pt" style:text-underline-style="none" officeooo:paragraph-rsid="002d0d20" fo:background-color="#ffffff" style:font-name-asian="DejaVu Sans Mono" style:font-size-asian="10pt" style:font-name-complex="Liberation Mono" style:font-size-complex="10pt"/>
    </style:style>
    <style:style style:name="P88" style:family="paragraph">
      <style:paragraph-properties style:text-autospace="none"/>
    </style:style>
    <style:style style:name="P89" style:family="paragraph">
      <loext:graphic-properties draw:fill="none" draw:fill-color="#ffffff"/>
      <style:paragraph-properties style:text-autospace="none"/>
      <style:text-properties fo:font-size="12pt"/>
    </style:style>
    <style:style style:name="P90" style:family="paragraph">
      <loext:graphic-properties draw:fill="none" draw:fill-color="#ffffff"/>
      <style:paragraph-properties style:text-autospace="none"/>
    </style:style>
    <style:style style:name="P91" style:family="paragraph">
      <style:paragraph-properties fo:margin-left="0cm" fo:margin-right="0cm" fo:text-indent="0cm"/>
    </style:style>
    <style:style style:name="P92" style:family="paragraph">
      <style:paragraph-properties fo:margin-top="0cm" fo:margin-bottom="0.499cm"/>
    </style:style>
    <style:style style:name="P93" style:family="paragraph">
      <loext:graphic-properties draw:fill="none" draw:fill-color="#ffffff"/>
      <style:paragraph-properties fo:margin-left="0cm" fo:margin-right="0cm" fo:text-indent="0cm"/>
      <style:text-properties fo:color="#0033b3" style:font-name="JetBrains Mono1" fo:font-size="12pt" style:font-name-complex="JetBrains Mono1"/>
    </style:style>
    <style:style style:name="T1" style:family="text">
      <style:text-properties officeooo:rsid="00115077"/>
    </style:style>
    <style:style style:name="T2" style:family="text">
      <style:text-properties officeooo:rsid="001022d7"/>
    </style:style>
    <style:style style:name="T3" style:family="text">
      <style:text-properties fo:color="#000000"/>
    </style:style>
    <style:style style:name="T4" style:family="text">
      <style:text-properties fo:color="#000000" style:text-underline-style="solid" style:text-underline-width="auto" style:text-underline-color="font-color" officeooo:rsid="001191e8"/>
    </style:style>
    <style:style style:name="T5" style:family="text">
      <style:text-properties fo:color="#000000" style:font-name="JetBrains Mono1"/>
    </style:style>
    <style:style style:name="T6" style:family="text">
      <style:text-properties fo:color="#000000" style:font-name="Liberation Serif" fo:font-size="12pt" fo:font-style="normal" fo:font-weight="normal" style:font-size-asian="12pt" style:font-style-asian="normal" style:font-weight-asian="normal"/>
    </style:style>
    <style:style style:name="T7" style:family="text">
      <style:text-properties fo:color="#000000" style:font-name="Liberation Serif" fo:font-size="12pt" fo:font-style="normal" fo:font-weight="normal" officeooo:rsid="002f2e7f" style:font-size-asian="12pt" style:font-style-asian="normal" style:font-weight-asian="normal"/>
    </style:style>
    <style:style style:name="T8" style:family="text">
      <style:text-properties fo:color="#000000" style:font-name="Liberation Serif" fo:font-size="12pt" fo:font-style="normal" style:text-underline-style="none" fo:font-weight="normal" officeooo:rsid="002f2e7f" style:font-size-asian="12pt" style:font-style-asian="normal" style:font-weight-asian="normal"/>
    </style:style>
    <style:style style:name="T9" style:family="text">
      <style:text-properties officeooo:rsid="00558836"/>
    </style:style>
    <style:style style:name="T10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11" style:family="text">
      <style:text-properties style:font-name="Liberation Serif" fo:font-size="12pt" fo:font-style="normal" fo:font-weight="normal" officeooo:rsid="00558836" style:font-size-asian="12pt" style:font-style-asian="normal" style:font-weight-asian="normal"/>
    </style:style>
    <style:style style:name="T12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13" style:family="text">
      <style:text-properties style:font-name="Liberation Serif" fo:font-size="12pt" fo:font-style="normal" fo:font-weight="normal" officeooo:rsid="002f2e7f" style:font-size-asian="12pt" style:font-style-asian="normal" style:font-weight-asian="normal"/>
    </style:style>
    <style:style style:name="T14" style:family="text">
      <style:text-properties style:font-name="Liberation Serif" fo:font-size="12pt" fo:font-style="normal" style:text-underline-style="none" fo:font-weight="normal" officeooo:rsid="002f2e7f" style:font-size-asian="12pt" style:font-style-asian="normal" style:font-weight-asian="normal"/>
    </style:style>
    <style:style style:name="T15" style:family="text">
      <style:text-properties fo:font-size="12pt" fo:font-style="normal" style:text-underline-style="none" fo:font-weight="normal" officeooo:rsid="00164244" style:font-size-asian="12pt" style:font-style-asian="normal" style:font-weight-asian="normal"/>
    </style:style>
    <style:style style:name="T16" style:family="text">
      <style:text-properties fo:font-size="12pt" fo:font-style="normal" style:text-underline-style="none" fo:font-weight="normal" officeooo:rsid="001ac6dd" style:font-size-asian="12pt" style:font-style-asian="normal" style:font-weight-asian="normal"/>
    </style:style>
    <style:style style:name="T17" style:family="text">
      <style:text-properties fo:color="#ce181e"/>
    </style:style>
    <style:style style:name="T18" style:family="text">
      <style:text-properties fo:color="#ce181e" fo:font-size="12pt" fo:font-style="normal" style:text-underline-style="none" fo:font-weight="normal" officeooo:rsid="00164244" style:font-size-asian="12pt" style:font-style-asian="normal" style:font-weight-asian="normal"/>
    </style:style>
    <style:style style:name="T19" style:family="text">
      <style:text-properties officeooo:rsid="0016776f"/>
    </style:style>
    <style:style style:name="T20" style:family="text">
      <style:text-properties officeooo:rsid="001766b5"/>
    </style:style>
    <style:style style:name="T21" style:family="text">
      <style:text-properties officeooo:rsid="001ac6dd"/>
    </style:style>
    <style:style style:name="T22" style:family="text">
      <style:text-properties fo:color="#080808" style:font-name="JetBrains Mono1" style:font-name-asian="DejaVu Sans Mono" style:font-name-complex="Liberation Mono" style:font-size-complex="10pt"/>
    </style:style>
    <style:style style:name="T23" style:family="text">
      <style:text-properties fo:color="#080808" style:font-name="JetBrains Mono1" officeooo:rsid="001c74ea" style:font-name-asian="DejaVu Sans Mono" style:font-name-complex="Liberation Mono" style:font-size-complex="10pt"/>
    </style:style>
    <style:style style:name="T24" style:family="text">
      <style:text-properties fo:color="#0033b3"/>
    </style:style>
    <style:style style:name="T25" style:family="text">
      <style:text-properties fo:color="#0033b3" style:font-name="JetBrains Mono1"/>
    </style:style>
    <style:style style:name="T26" style:family="text">
      <style:text-properties fo:color="#067d17" style:font-name="JetBrains Mono1"/>
    </style:style>
    <style:style style:name="T27" style:family="text">
      <style:text-properties fo:color="#067d17" style:font-name="JetBrains Mono1" officeooo:rsid="001cb70b"/>
    </style:style>
    <style:style style:name="T28" style:family="text">
      <style:text-properties fo:color="#067d17" style:font-name="JetBrains Mono" fo:font-size="10pt" style:font-size-asian="10pt"/>
    </style:style>
    <style:style style:name="T29" style:family="text">
      <style:text-properties fo:color="#067d17" style:font-name="JetBrains Mono" fo:font-size="10pt" officeooo:rsid="0023a76d" style:font-size-asian="10pt"/>
    </style:style>
    <style:style style:name="T30" style:family="text">
      <style:text-properties fo:color="#067d17" style:font-name="JetBrains Mono" fo:font-size="10pt" style:text-underline-style="none" fo:font-weight="normal" style:font-size-asian="10pt" style:font-weight-asian="normal" style:font-weight-complex="normal"/>
    </style:style>
    <style:style style:name="T31" style:family="text">
      <style:text-properties fo:color="#067d17" style:font-name="JetBrains Mono" fo:font-size="10pt" style:text-underline-style="none" fo:font-weight="normal" officeooo:rsid="0023a76d" style:font-size-asian="10pt" style:font-weight-asian="normal" style:font-weight-complex="normal"/>
    </style:style>
    <style:style style:name="T32" style:family="text">
      <style:text-properties fo:color="#871094" style:font-name="JetBrains Mono1"/>
    </style:style>
    <style:style style:name="T33" style:family="text">
      <style:text-properties fo:color="#871094" style:font-name="JetBrains Mono1" fo:font-style="italic"/>
    </style:style>
    <style:style style:name="T34" style:family="text">
      <style:text-properties officeooo:rsid="001c74ea"/>
    </style:style>
    <style:style style:name="T35" style:family="text">
      <style:text-properties fo:color="#00627a"/>
    </style:style>
    <style:style style:name="T36" style:family="text">
      <style:text-properties style:font-name="JetBrains Mono1"/>
    </style:style>
    <style:style style:name="T37" style:family="text">
      <style:text-properties officeooo:rsid="001cb70b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officeooo:rsid="001cb70b"/>
    </style:style>
    <style:style style:name="T40" style:family="text">
      <style:text-properties style:text-underline-style="none" fo:font-weight="normal" style:font-weight-asian="normal" style:font-weight-complex="normal"/>
    </style:style>
    <style:style style:name="T41" style:family="text">
      <style:text-properties style:text-underline-style="none" officeooo:rsid="001766b5"/>
    </style:style>
    <style:style style:name="T42" style:family="text">
      <style:text-properties style:text-underline-style="none" officeooo:rsid="001ac6dd"/>
    </style:style>
    <style:style style:name="T43" style:family="text">
      <style:text-properties style:text-underline-style="none" officeooo:rsid="002f2e7f"/>
    </style:style>
    <style:style style:name="T44" style:family="text">
      <style:text-properties style:text-underline-style="none" officeooo:rsid="002fcf59"/>
    </style:style>
    <style:style style:name="T45" style:family="text">
      <style:text-properties officeooo:rsid="0021ffff"/>
    </style:style>
    <style:style style:name="T46" style:family="text">
      <style:text-properties officeooo:rsid="0023747f"/>
    </style:style>
    <style:style style:name="T47" style:family="text">
      <style:text-properties officeooo:rsid="0025b120"/>
    </style:style>
    <style:style style:name="T48" style:family="text">
      <style:text-properties officeooo:rsid="00271712"/>
    </style:style>
    <style:style style:name="T49" style:family="text">
      <style:text-properties fo:background-color="#fff200" loext:char-shading-value="0"/>
    </style:style>
    <style:style style:name="T50" style:family="text">
      <style:text-properties officeooo:rsid="00271712" fo:background-color="#fff200" loext:char-shading-value="0"/>
    </style:style>
    <style:style style:name="T51" style:family="text">
      <style:text-properties officeooo:rsid="0028ea6b"/>
    </style:style>
    <style:style style:name="T52" style:family="text">
      <style:text-properties officeooo:rsid="002bcda4"/>
    </style:style>
    <style:style style:name="T53" style:family="text">
      <style:text-properties officeooo:rsid="002d0d20"/>
    </style:style>
    <style:style style:name="T54" style:family="text">
      <style:text-properties fo:color="#8c8c8c" style:font-name="JetBrains Mono3" fo:font-size="10pt" fo:font-style="italic" style:font-name-asian="JetBrains Mono3" style:font-size-asian="10pt" style:font-style-asian="italic" style:font-name-complex="JetBrains Mono3" style:font-size-complex="10pt" style:font-style-complex="italic"/>
    </style:style>
    <style:style style:name="T55" style:family="text">
      <style:text-properties fo:color="#080808" style:font-name="JetBrains Mono3" fo:font-size="10pt" style:font-name-asian="JetBrains Mono3" style:font-size-asian="10pt" style:font-name-complex="JetBrains Mono3" style:font-size-complex="10pt"/>
    </style:style>
    <style:style style:name="T56" style:family="text">
      <style:text-properties fo:color="#0033b3" style:font-name="JetBrains Mono3" fo:font-size="10pt" style:font-name-asian="JetBrains Mono3" style:font-size-asian="10pt" style:font-name-complex="JetBrains Mono3" style:font-size-complex="10pt"/>
    </style:style>
    <style:style style:name="T57" style:family="text">
      <style:text-properties fo:color="#080808" style:font-name="JetBrains Mono3" fo:font-size="10pt" fo:font-style="italic" style:font-name-asian="JetBrains Mono3" style:font-size-asian="10pt" style:font-style-asian="italic" style:font-name-complex="JetBrains Mono3" style:font-size-complex="10pt" style:font-style-complex="italic"/>
    </style:style>
    <style:style style:name="T58" style:family="text">
      <style:text-properties fo:color="#174ad4" style:font-name="JetBrains Mono3" fo:font-size="10pt" style:font-name-asian="JetBrains Mono3" style:font-size-asian="10pt" style:font-name-complex="JetBrains Mono3" style:font-size-complex="10pt"/>
    </style:style>
    <style:style style:name="T59" style:family="text">
      <style:text-properties fo:color="#067d17" style:font-name="JetBrains Mono3" fo:font-size="10pt" style:font-name-asian="JetBrains Mono3" style:font-size-asian="10pt" style:font-name-complex="JetBrains Mono3" style:font-size-complex="10pt"/>
    </style:style>
    <style:style style:name="T60" style:family="text">
      <style:text-properties fo:color="#871094" style:font-name="JetBrains Mono3" fo:font-size="10pt" style:font-name-asian="JetBrains Mono3" style:font-size-asian="10pt" style:font-name-complex="JetBrains Mono3" style:font-size-complex="10pt"/>
    </style:style>
    <style:style style:name="T61" style:family="text">
      <style:text-properties fo:color="#00627a" style:font-name="JetBrains Mono3" fo:font-size="10pt" style:font-name-asian="JetBrains Mono3" style:font-size-asian="10pt" style:font-name-complex="JetBrains Mono3" style:font-size-complex="10pt"/>
    </style:style>
    <style:style style:name="T62" style:family="text">
      <style:text-properties fo:color="#000000" style:font-name="JetBrains Mono3" fo:font-size="10pt" style:font-name-asian="JetBrains Mono3" style:font-size-asian="10pt" style:font-name-complex="JetBrains Mono3" style:font-size-complex="10pt"/>
    </style:style>
    <style:style style:name="T63" style:family="text">
      <style:text-properties fo:color="#080808" style:font-name="JetBrains Mono3" fo:font-size="10pt" fo:font-weight="normal" style:font-name-asian="JetBrains Mono3" style:font-size-asian="10pt" style:font-weight-asian="normal" style:font-name-complex="JetBrains Mono3" style:font-size-complex="10pt" style:font-weight-complex="normal"/>
    </style:style>
    <style:style style:name="T64" style:family="text">
      <style:text-properties fo:color="#0033b3" style:font-name="JetBrains Mono3" fo:font-size="10pt" fo:font-weight="normal" style:font-name-asian="JetBrains Mono3" style:font-size-asian="10pt" style:font-weight-asian="normal" style:font-name-complex="JetBrains Mono3" style:font-size-complex="10pt" style:font-weight-complex="normal"/>
    </style:style>
    <style:style style:name="T65" style:family="text">
      <style:text-properties fo:color="#174ad4" style:font-name="JetBrains Mono3" fo:font-size="10pt" fo:font-weight="normal" style:font-name-asian="JetBrains Mono3" style:font-size-asian="10pt" style:font-weight-asian="normal" style:font-name-complex="JetBrains Mono3" style:font-size-complex="10pt" style:font-weight-complex="normal"/>
    </style:style>
    <style:style style:name="T66" style:family="text">
      <style:text-properties fo:color="#067d17" style:font-name="JetBrains Mono3" fo:font-size="10pt" fo:font-weight="normal" style:font-name-asian="JetBrains Mono3" style:font-size-asian="10pt" style:font-weight-asian="normal" style:font-name-complex="JetBrains Mono3" style:font-size-complex="10pt" style:font-weight-complex="normal"/>
    </style:style>
    <style:style style:name="T67" style:family="text">
      <style:text-properties fo:color="#000000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8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2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2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Framework </text:p>
      <text:p text:style-name="P1">Алишев </text:p>
      <text:p text:style-name="P1"/>
      <text:p text:style-name="P1">Плэй лист <text:s text:c="2"/><text:a xlink:type="simple" xlink:href="https://www.youtube.com/watch?v=5ePo08sqcpk&amp;list=PLAma_mKffTOR5o0WNHnY0mTjKxnCgSXrZ" text:style-name="Internet_20_link" text:visited-style-name="Visited_20_Internet_20_Link">https://www.youtube.com/watch?v=5ePo08sqcpk&amp;list=PLAma_mKffTOR5o0WNHnY0mTjKxnCgSXrZ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рок <text:span text:style-name="T1">2</text:span></text:p>
      <text:p text:style-name="P1"><text:a xlink:type="simple" xlink:href="https://www.youtube.com/watch?v=nLCYk1ySY_U&amp;list=PLAma_mKffTOR5o0WNHnY0mTjKxnCgSXrZ&amp;index=2" text:style-name="Internet_20_link" text:visited-style-name="Visited_20_Internet_20_Link">https://www.youtube.com/watch?v=nLCYk1ySY_U&amp;list=PLAma_mKffTOR5o0WNHnY0mTjKxnCgSXrZ&amp;index=2</text:a></text:p>
      <text:p text:style-name="P1"/>
      <text:p text:style-name="P1">Создали проект — maven-archetype-webApp</text:p>
      <text:p text:style-name="P1">в pom.xml до бавили зависимости </text:p>
      <text:p text:style-name="P1"><text:a xlink:type="simple" xlink:href="https://mvnrepository.com/artifact/org.springframework/spring-core/5.1.4.RELEASE" text:style-name="Internet_20_link" text:visited-style-name="Visited_20_Internet_20_Link">https://mvnrepository.com/artifact/org.springframework/spring-core/5.1.4.RELEASE</text:a></text:p>
      <text:p text:style-name="P1">https://mvnrepository.com/artifact/org.springframework/spring-beans/5.1.4.RELEASE</text:p>
      <text:p text:style-name="P1">https://mvnrepository.com/artifact/org.springframework/spring-context/5.1.4.RELEASE</text:p>
      <text:p text:style-name="P1"><draw:frame text:anchor-type="paragraph" draw:z-index="0" draw:name="Фигура1" draw:style-name="gr1" draw:text-style-name="P89" svg:width="17.569cm" svg:height="8.52cm" svg:x="-0.404cm" svg:y="0.198cm"><draw:text-box><text:p text:style-name="P88"><text:span text:style-name="T54">&lt;!-- https://mvnrepository.com/artifact/org.springframework/spring-core --&gt;</text:span><text:span text:style-name="T54"><text:line-break/></text:span><text:span text:style-name="T55">&lt;</text:span><text:span text:style-name="T56">dependency</text:span><text:span text:style-name="T55">&gt;</text:span><text:span text:style-name="T55"><text:line-break/></text:span><text:span text:style-name="T55"> <text:s/>&lt;</text:span><text:span text:style-name="T56">groupId</text:span><text:span text:style-name="T55">&gt;org.springframework&lt;/</text:span><text:span text:style-name="T56">groupId</text:span><text:span text:style-name="T55">&gt;</text:span><text:span text:style-name="T55"><text:line-break/></text:span><text:span text:style-name="T55"> <text:s/>&lt;</text:span><text:span text:style-name="T56">artifactId</text:span><text:span text:style-name="T55">&gt;spring-core&lt;/</text:span><text:span text:style-name="T56">artifactId</text:span><text:span text:style-name="T55">&gt;</text:span><text:span text:style-name="T55"><text:line-break/></text:span><text:span text:style-name="T55"> <text:s/>&lt;</text:span><text:span text:style-name="T56">version</text:span><text:span text:style-name="T55">&gt;5.1.4.RELEASE&lt;/</text:span><text:span text:style-name="T56">version</text:span><text:span text:style-name="T55">&gt;</text:span><text:span text:style-name="T55"><text:line-break/></text:span><text:span text:style-name="T55">&lt;/</text:span><text:span text:style-name="T56">dependency</text:span><text:span text:style-name="T55">&gt;</text:span><text:span text:style-name="T55"><text:line-break/></text:span><text:span text:style-name="T55"><text:line-break/></text:span><text:span text:style-name="T54">&lt;!-- https://mvnrepository.com/artifact/org.springframework/spring-beans --&gt;</text:span><text:span text:style-name="T54"><text:line-break/></text:span><text:span text:style-name="T55">&lt;</text:span><text:span text:style-name="T56">dependency</text:span><text:span text:style-name="T55">&gt;</text:span><text:span text:style-name="T55"><text:line-break/></text:span><text:span text:style-name="T55"> <text:s/>&lt;</text:span><text:span text:style-name="T56">groupId</text:span><text:span text:style-name="T55">&gt;org.springframework&lt;/</text:span><text:span text:style-name="T56">groupId</text:span><text:span text:style-name="T55">&gt;</text:span><text:span text:style-name="T55"><text:line-break/></text:span><text:span text:style-name="T55"> <text:s/>&lt;</text:span><text:span text:style-name="T56">artifactId</text:span><text:span text:style-name="T55">&gt;spring-beans&lt;/</text:span><text:span text:style-name="T56">artifactId</text:span><text:span text:style-name="T55">&gt;</text:span><text:span text:style-name="T55"><text:line-break/></text:span><text:span text:style-name="T55"> <text:s/>&lt;</text:span><text:span text:style-name="T56">version</text:span><text:span text:style-name="T55">&gt;5.1.4.RELEASE&lt;/</text:span><text:span text:style-name="T56">version</text:span><text:span text:style-name="T55">&gt;</text:span><text:span text:style-name="T55"><text:line-break/></text:span><text:span text:style-name="T55">&lt;/</text:span><text:span text:style-name="T56">dependency</text:span><text:span text:style-name="T55">&gt;</text:span><text:span text:style-name="T55"><text:line-break/></text:span><text:span text:style-name="T55"><text:line-break/></text:span><text:span text:style-name="T54">&lt;!-- https://mvnrepository.com/artifact/org.springframework/spring-context --&gt;</text:span><text:span text:style-name="T54"><text:line-break/></text:span><text:span text:style-name="T55">&lt;</text:span><text:span text:style-name="T56">dependency</text:span><text:span text:style-name="T55">&gt;</text:span><text:span text:style-name="T55"><text:line-break/></text:span><text:span text:style-name="T55"> <text:s/>&lt;</text:span><text:span text:style-name="T56">groupId</text:span><text:span text:style-name="T55">&gt;org.springframework&lt;/</text:span><text:span text:style-name="T56">groupId</text:span><text:span text:style-name="T55">&gt;</text:span><text:span text:style-name="T55"><text:line-break/></text:span><text:span text:style-name="T55"> <text:s/>&lt;</text:span><text:span text:style-name="T56">artifactId</text:span><text:span text:style-name="T55">&gt;spring-context&lt;/</text:span><text:span text:style-name="T56">artifactId</text:span><text:span text:style-name="T55">&gt;</text:span><text:span text:style-name="T55"><text:line-break/></text:span><text:span text:style-name="T55"> <text:s/>&lt;</text:span><text:span text:style-name="T56">version</text:span><text:span text:style-name="T55">&gt;5.1.4.RELEASE&lt;/</text:span><text:span text:style-name="T56">version</text:span><text:span text:style-name="T55">&gt;</text:span><text:span text:style-name="T55"><text:line-break/></text:span><text:span text:style-name="T55">&lt;/</text:span><text:span text:style-name="T56">dependency</text:span><text:span text:style-name="T55">&gt;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В main создана структура папок </text:p>
      <text:p text:style-name="P1"/>
      <text:p text:style-name="P1"><draw:frame draw:style-name="fr1" draw:name="Изображение1" text:anchor-type="paragraph" svg:x="0.166cm" svg:y="0.429cm" svg:width="8.428cm" svg:height="9.396cm" draw:z-index="1"><draw:image xlink:href="Pictures/10000201000001D60000020C7F394DC9575AE1F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файл конфигурации Spring <text:s/>applicationContext.xml</text:p>
      <text:p text:style-name="P1"><draw:frame text:anchor-type="paragraph" draw:z-index="2" draw:name="Фигура2" draw:style-name="gr2" draw:text-style-name="P89" svg:width="17.543cm" svg:height="6.167cm" svg:x="0.046cm" svg:y="0.386cm"><draw:text-box><text:p text:style-name="P88"><text:span text:style-name="T57">&lt;?</text:span><text:span text:style-name="T58">xml version</text:span><text:span text:style-name="T59">="1.0" </text:span><text:span text:style-name="T58">encoding</text:span><text:span text:style-name="T59">="UTF-8"</text:span><text:span text:style-name="T57">?&gt;</text:span><text:span text:style-name="T57"><text:line-break/></text:span><text:span text:style-name="T55">&lt;</text:span><text:span text:style-name="T56">beans <text:s/></text:span><text:span text:style-name="T58">xmlns</text:span><text:span text:style-name="T59">="http://www.springframework.org/schema/beans"</text:span><text:span text:style-name="T59"><text:line-break/></text:span><text:span text:style-name="T59"> <text:s text:c="7"/></text:span><text:span text:style-name="T58">xmlns:</text:span><text:span text:style-name="T60">xsi</text:span><text:span text:style-name="T59">="http://www.w3.org/2001/XMLSchema-instance"</text:span><text:span text:style-name="T59"><text:line-break/></text:span><text:span text:style-name="T59"> <text:s text:c="7"/></text:span><text:span text:style-name="T58">xmlns:</text:span><text:span text:style-name="T60">context</text:span><text:span text:style-name="T59">="http://www.springframework.org/schema/context"</text:span><text:span text:style-name="T59"><text:line-break/></text:span><text:span text:style-name="T59"> <text:s text:c="7"/></text:span><text:span text:style-name="T60">xsi</text:span><text:span text:style-name="T58">:schemaLocation</text:span><text:span text:style-name="T59">="http://www.springframework.org/schema/beans</text:span><text:span text:style-name="T59"><text:line-break/></text:span><text:span text:style-name="T59"> <text:s text:c="7"/>http://www.springframework.org/schema/beans/spring-beans.xsd</text:span><text:span text:style-name="T59"><text:line-break/></text:span><text:span text:style-name="T59"> <text:s text:c="7"/>http://www.springframework.org/schema/context</text:span><text:span text:style-name="T59"><text:line-break/></text:span><text:span text:style-name="T59"> <text:s text:c="7"/>http://www.springframework.org/schema/context/spring-context.xsd"</text:span><text:span text:style-name="T55">&gt;</text:span><text:span text:style-name="T55"><text:line-break/></text:span><text:span text:style-name="T55"><text:line-break/></text:span><text:span text:style-name="T55"> <text:s text:c="3"/>&lt;</text:span><text:span text:style-name="T56">bean </text:span><text:span text:style-name="T58">id</text:span><text:span text:style-name="T59">="firstBean"</text:span><text:span text:style-name="T59"><text:line-break/></text:span><text:span text:style-name="T59"> <text:s text:c="9"/></text:span><text:span text:style-name="T58">class</text:span><text:span text:style-name="T59">="org.example.FirstBean"</text:span><text:span text:style-name="T55">&gt;</text:span><text:span text:style-name="T55"><text:line-break/></text:span><text:span text:style-name="T55"> <text:s text:c="7"/>&lt;</text:span><text:span text:style-name="T56">constructor-arg </text:span><text:span text:style-name="T58">value</text:span><text:span text:style-name="T59">="Neil"</text:span><text:span text:style-name="T55">/&gt;</text:span><text:span text:style-name="T55"><text:line-break/></text:span><text:span text:style-name="T55"> <text:s text:c="3"/>&lt;/</text:span><text:span text:style-name="T56">bean</text:span><text:span text:style-name="T55">&gt;</text:span><text:span text:style-name="T55"><text:line-break/></text:span><text:span text:style-name="T55"><text:line-break/></text:span><text:span text:style-name="T55">&lt;/</text:span><text:span text:style-name="T56">beans</text:span><text:span text:style-name="T55">&gt;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И два класса</text:p>
      <text:p text:style-name="P1">класс запуска ExampleSpring</text:p>
      <text:p text:style-name="P1">И <text:span text:style-name="T2">файл бин — </text:span>FirstBean</text:p>
      <text:p text:style-name="P1"/>
      <text:p text:style-name="P1"/>
      <text:p text:style-name="P76"/>
      <text:p text:style-name="P2">Урок 4</text:p>
      <text:p text:style-name="P6">Инверсия управления Inversion of Control</text:p>
      <text:p text:style-name="P2"><text:a xlink:type="simple" xlink:href="https://www.youtube.com/watch?v=Ns0IxBXDbWw&amp;list=PLAma_mKffTOR5o0WNHnY0mTjKxnCgSXrZ&amp;index=4" text:style-name="Internet_20_link" text:visited-style-name="Visited_20_Internet_20_Link"><text:span text:style-name="T4">https://www.youtube.com/watch?v=Ns0IxBXDbWw&amp;list=PLAma_mKffTOR5o0WNHnY0mTjKxnCgSXrZ&amp;index=4</text:span></text:a></text:p>
      <text:p text:style-name="P6"/>
      <text:p text:style-name="P41"><text:span text:style-name="T9">* </text:span><text:span text:style-name="T10">Inversion of Control <text:s/>- </text:span><text:span text:style-name="T11">паттерн для передачи контроля контейнеру. За создание конкретных объектов ответственен не сами объекты, а IoC контейнер.</text:span></text:p>
      <text:p text:style-name="P42">* Dependency Injection — внедрение объекта в другой объектам</text:p>
      <text:p text:style-name="P7">* IoC контейнеру</text:p>
      <text:p text:style-name="P25"/>
      <text:p text:style-name="P8">Bean — это простой Java объектам</text:p>
      <text:p text:style-name="P8">Когда Java объекиты создаются с помощью Spring-а <text:s/>они называются бинами (beans)</text:p>
      <text:p text:style-name="P8">Бины создаются из java классов (так же как и обычные объекты)</text:p>
      <text:p text:style-name="P8"/>
      <text:p text:style-name="P9">Spring можно конфигурировать с помощью :</text:p>
      <text:p text:style-name="P9"><text:tab/>* XMLфайла </text:p>
      <text:p text:style-name="P9"><text:tab/>* Java аннотаций</text:p>
      <text:p text:style-name="P9"><text:tab/>* и Java кода </text:p>
      <text:p text:style-name="P9"/>
      <text:p text:style-name="P12">Практика 13-34</text:p>
      <text:p text:style-name="P13">РокМузыки <text:span text:style-name="T20">создаем Spring-ом <text:s/>через </text:span><text:s/>applicationContext.xml <text:s/></text:p>
      <text:p text:style-name="P13">И внедряем <text:span text:style-name="T20">его в </text:span>MusicPlayer в файле ExampleSpring <text:span text:style-name="T20">в строке </text:span></text:p>
      <text:p text:style-name="P59">MusicPlayer player = new MusicPlayer(<text:span text:style-name="T17">music</text:span>);</text:p>
      <text:p text:style-name="P14"/>
      <text:p text:style-name="P14"/>
      <text:p text:style-name="P75"/>
      <text:p text:style-name="P12"/>
      <text:p text:style-name="P3">Урок <text:span text:style-name="T19">5</text:span></text:p>
      <text:p text:style-name="P26">Внедрение зависимости <text:s/>Dependency Injection (DI) Введение </text:p>
      <text:p text:style-name="P26"><text:a xlink:type="simple" xlink:href="https://www.youtube.com/watch?v=MjnVZgMnTT0&amp;list=PLAma_mKffTOR5o0WNHnY0mTjKxnCgSXrZ&amp;index=5" text:style-name="Internet_20_link" text:visited-style-name="Visited_20_Internet_20_Link">https://www.youtube.com/watch?v=MjnVZgMnTT0&amp;list=PLAma_mKffTOR5o0WNHnY0mTjKxnCgSXrZ&amp;index=5</text:a></text:p>
      <text:p text:style-name="P26"/>
      <text:p text:style-name="P29">типичные шаги в работе со Sping-ом</text:p>
      <text:p text:style-name="P29">Создание Java классов (будушие бины)</text:p>
      <text:p text:style-name="P29">Создаем и связываем бины с помощью Spring (анотации, XML или Java код)</text:p>
      <text:p text:style-name="P29">При использовании , все объекты <text:s/>(бины ) беруться из контейнера Spring</text:p>
      <text:p text:style-name="P29"/>
      <text:p text:style-name="P29">Способы внедрения зависимости </text:p>
      <text:p text:style-name="P29">- через конструктор</text:p>
      <text:p text:style-name="P29">- через Setter</text:p>
      <text:p text:style-name="P29">- Есть множество конфигураций того как внедрять <text:s/>(scop, <text:span text:style-name="T21">init-metod, destroy-metod, </text:span>factory method и тд)</text:p>
      <text:p text:style-name="P29">- Процесс внедрения можно автоматизировать (Autowiring)</text:p>
      <text:p text:style-name="P29"/>
      <text:p text:style-name="P32">Практика <text:s/>3,11</text:p>
      <text:p text:style-name="P15">РокМузыки <text:span text:style-name="T20">создаем Spring-ом <text:s/>через </text:span><text:s/>applicationContext.xml <text:s/></text:p>
      <text:p text:style-name="P15">MusicPlayer <text:span text:style-name="T20">создаем Spring-ом <text:s/>через </text:span><text:s/>applicationContext.xml <text:s/><text:span text:style-name="T21">и внего передается аргумент</text:span></text:p>
      <text:p text:style-name="P40"><text:span text:style-name="T16">чере</text:span><text:span text:style-name="T15">з тег </text:span><text:span text:style-name="T18">&lt;constructor-arg ref="musicBean"/&gt;</text:span></text:p>
      <text:p text:style-name="P15">Нам лищб остается взять MusicPlayer player из Контекста и запустить метод playMusic();</text:p>
      <text:p text:style-name="P60">MusicPlayer player = context.getBean("musicPlayer", MusicPlayer.class); // стало, так как Spring сам запустил инициализацию и в конструкторе подстаил необходимый параметр</text:p>
      <text:p text:style-name="P61">player.playMusic();</text:p>
      <text:p text:style-name="P64">Это была реализация <text:s/>внедрения <text:s/>с помощью конструктора</text:p>
      <text:p text:style-name="P62"/>
      <text:p text:style-name="P34"/>
      <text:p text:style-name="P74"/>
      <text:p text:style-name="P4">Урок <text:span text:style-name="T34">6</text:span></text:p>
      <text:p text:style-name="P27">Внедрение зависимости <text:s/>Dependency Injection (DI) <text:span text:style-name="T21">часть2</text:span> </text:p>
      <text:p text:style-name="P32"><text:a xlink:type="simple" xlink:href="https://www.youtube.com/watch?v=dBxRmUH3Af8&amp;list=PLAma_mKffTOR5o0WNHnY0mTjKxnCgSXrZ&amp;index=6" text:style-name="Internet_20_link" text:visited-style-name="Visited_20_Internet_20_Link">https://www.youtube.com/watch?v=dBxRmUH3Af8&amp;list=PLAma_mKffTOR5o0WNHnY0mTjKxnCgSXrZ&amp;index=6</text:a></text:p>
      <text:p text:style-name="P32"/>
      <text:p text:style-name="P35">На этом уроке внедрим зависимость с помощью Setter</text:p>
      <text:p text:style-name="P35">И недрим зависимости из внешнего файла</text:p>
      <text:p text:style-name="P30">- Есть множество конфигураций того как внедрять <text:s/>(scop, <text:span text:style-name="T21">init-metod, destroy-metod, </text:span>factory method и тд)</text:p>
      <text:p text:style-name="P30"/>
      <text:p text:style-name="P10"><text:span text:style-name="T34">Можно внедрять <text:s/>серез </text:span>:</text:p>
      <text:p text:style-name="P10"><text:tab/>* XMLфайла </text:p>
      <text:p text:style-name="P10"><text:tab/>* Java аннотаций</text:p>
      <text:p text:style-name="P10"><text:tab/>* и Java кода </text:p>
      <text:p text:style-name="P30">- Процесс внедрения можно автоматизировать (Autowiring)</text:p>
      <text:p text:style-name="P30"/>
      <text:p text:style-name="P36">Внедрение зависимости через сеттер</text:p>
      <text:p text:style-name="P16"><text:s/>Суть в том, что Бин конфигурируется через пустой конструктор, а Зависимость в пережается через Сеттер соответствующего параметра.</text:p>
      <text:p text:style-name="P36"/>
      <text:p text:style-name="P36">Другими словами: Реализация DI через конструктор :</text:p>
      <text:p text:style-name="P36"/>
      <text:p text:style-name="P66"><text:span text:style-name="T24">public </text:span><text:span text:style-name="T35">MusicPlayer</text:span>(<text:span text:style-name="T3">Music </text:span>music) {</text:p>
      <text:p text:style-name="P71"><text:s text:c="4"/><text:span text:style-name="T25">this</text:span><text:span text:style-name="T36">.</text:span><text:span text:style-name="T32">music </text:span><text:span text:style-name="T36">= music;</text:span></text:p>
      <text:p text:style-name="P71"><text:s text:c="4"/><text:span text:style-name="T5">System</text:span><text:span text:style-name="T36">.</text:span><text:span text:style-name="T33">out</text:span><text:span text:style-name="T36">.println(</text:span><text:span text:style-name="T26">"implement MusicPlayer"</text:span><text:span text:style-name="T36">);</text:span></text:p>
      <text:p text:style-name="P68">}</text:p>
      <text:p text:style-name="P68"/>
      <text:p text:style-name="P36"><text:span text:style-name="T37">Для р</text:span>еализация DI через setter <text:span text:style-name="T39">необходи конструктор без параметров и <text:s/>сеттреы и геттеры для соответствующего параметра</text:span><text:span text:style-name="T38">:</text:span></text:p>
      <text:p text:style-name="P67"><text:span text:style-name="T24">public </text:span><text:span text:style-name="T35">MusicPlayer</text:span>() {</text:p>
      <text:p text:style-name="P72"><text:s text:c="8"/><text:span text:style-name="T5">System</text:span><text:span text:style-name="T36">.</text:span><text:span text:style-name="T33">out</text:span><text:span text:style-name="T36">.println(</text:span><text:span text:style-name="T26">"</text:span><text:span text:style-name="T27">Инициализация объекта без параметра</text:span><text:span text:style-name="T26">"</text:span><text:span text:style-name="T36">);</text:span></text:p>
      <text:p text:style-name="P67">}</text:p>
      <text:p text:style-name="P63">И зависимость внедряем через м<text:span text:style-name="T23">етод </text:span><text:span text:style-name="T22">S</text:span><text:span text:style-name="T23">et</text:span></text:p>
      <text:p text:style-name="P65">public void setMusic(Music music) {</text:p>
      <text:p text:style-name="P71"><text:s text:c="4"/><text:span text:style-name="T25">this</text:span><text:span text:style-name="T36">.</text:span><text:span text:style-name="T32">music </text:span><text:span text:style-name="T36">= music;</text:span></text:p>
      <text:p text:style-name="P68">}</text:p>
      <text:p text:style-name="P68"/>
      <text:p text:style-name="P69">В конфигурарационном запуск этих методов будет <text:span text:style-name="T45">выгладить</text:span> <text:s/>следующим образом:</text:p>
      <text:p text:style-name="P70">Через конструктор:</text:p>
      <text:p text:style-name="P69"><draw:frame text:anchor-type="paragraph" draw:z-index="3" draw:name="Фигура3" draw:style-name="gr3" draw:text-style-name="P89" svg:width="13.627cm" svg:height="1.853cm" svg:x="-0.152cm" svg:y="0.201cm"><draw:text-box><text:p text:style-name="P88"><text:span text:style-name="T55">&lt;</text:span><text:span text:style-name="T56">bean </text:span><text:span text:style-name="T58">id</text:span><text:span text:style-name="T59">="musicPlayer"</text:span><text:span text:style-name="T59"><text:line-break/></text:span><text:span text:style-name="T59"> <text:s text:c="5"/></text:span><text:span text:style-name="T58">class</text:span><text:span text:style-name="T59">="org.example.MusicPlayer" </text:span><text:span text:style-name="T55">&gt;</text:span><text:span text:style-name="T55"><text:line-break/></text:span><text:span text:style-name="T55"> <text:s text:c="3"/>&lt;</text:span><text:span text:style-name="T56">constructor-arg </text:span><text:span text:style-name="T58">ref</text:span><text:span text:style-name="T59">="musicBean"</text:span><text:span text:style-name="T55">/&gt;</text:span><text:span text:style-name="T55"><text:line-break/></text:span><text:span text:style-name="T55">&lt;/</text:span><text:span text:style-name="T56">bean</text:span><text:span text:style-name="T55">&gt;</text:span></text:p></draw:text-box></draw:frame></text:p>
      <text:p text:style-name="P36"/>
      <text:p text:style-name="P35"/>
      <text:p text:style-name="P32"/>
      <text:p text:style-name="P32"/>
      <text:p text:style-name="P37">Через Setter</text:p>
      <text:p text:style-name="P29"><draw:frame text:anchor-type="paragraph" draw:z-index="4" draw:name="Фигура3" draw:style-name="gr3" draw:text-style-name="P89" svg:width="13.627cm" svg:height="1.853cm" svg:x="0.034cm" svg:y="0.425cm"><draw:text-box><text:p><text:span text:style-name="T55">&lt;</text:span><text:span text:style-name="T56">bean </text:span><text:span text:style-name="T58">id</text:span><text:span text:style-name="T59">="musicPlayer"</text:span><text:span text:style-name="T59"><text:line-break/></text:span><text:span text:style-name="T59"> <text:s text:c="5"/></text:span><text:span text:style-name="T58">class</text:span><text:span text:style-name="T59">="org.example.MusicPlayer" </text:span><text:span text:style-name="T55">&gt;</text:span><text:span text:style-name="T55"><text:line-break/></text:span><text:span text:style-name="T55"> <text:s text:c="3"/>&lt;property name=“music“</text:span><text:span text:style-name="T56"> </text:span><text:span text:style-name="T58">ref</text:span><text:span text:style-name="T59">="musicBean"</text:span><text:span text:style-name="T55">/&gt;</text:span><text:span text:style-name="T55"><text:line-break/></text:span><text:span text:style-name="T55">&lt;/</text:span><text:span text:style-name="T56">bean</text:span><text:span text:style-name="T55">&gt;</text:span>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38">Main будет выглядеть следующим образом:</text:p>
      <text:p text:style-name="P38"><draw:frame text:anchor-type="paragraph" draw:z-index="5" draw:name="Фигура4" draw:style-name="gr4" draw:text-style-name="P90" svg:width="17.701cm" svg:height="5.345cm" svg:x="-0.404cm" svg:y="0.418cm"><draw:text-box><text:p text:style-name="P88"><text:span text:style-name="T56">public static void </text:span><text:span text:style-name="T61">main</text:span><text:span text:style-name="T55">(</text:span><text:span text:style-name="T62">String</text:span><text:span text:style-name="T55">[] args) {</text:span><text:span text:style-name="T55"><text:line-break/></text:span><text:span text:style-name="T55"> <text:s text:c="7"/></text:span><text:span text:style-name="T62">ClassPathXmlApplicationContext context </text:span><text:span text:style-name="T55">= </text:span><text:span text:style-name="T56">new </text:span><text:span text:style-name="T55">ClassPathXmlApplicationContext(</text:span><text:span text:style-name="T59">"applicationContext.xml"</text:span><text:span text:style-name="T55">);</text:span><text:span text:style-name="T55"><text:line-break/></text:span><text:span text:style-name="T54">// <text:s text:c="7"/>Music music = context.getBean("musicBean", Music.class); // Эта </text:span><text:span text:style-name="T54">строчка не нужна, так как в тексте программы мы не <text:s/>будем обращаться </text:span><text:span text:style-name="T54">к конкретному объекту , Инициализация пройдет за кулисами.</text:span><text:span text:style-name="T54"><text:line-break/></text:span><text:span text:style-name="T54"><text:line-break/></text:span><text:span text:style-name="T54"> <text:s text:c="7"/></text:span><text:span text:style-name="T62">MusicPlayer player </text:span><text:span text:style-name="T55">= </text:span><text:span text:style-name="T62">context</text:span><text:span text:style-name="T55">.getBean(</text:span><text:span text:style-name="T59">"musicPlayer"</text:span><text:span text:style-name="T55">, </text:span><text:span text:style-name="T62">MusicPlayer</text:span><text:span text:style-name="T55">.</text:span><text:span text:style-name="T56">class</text:span><text:span text:style-name="T55">); </text:span><text:span text:style-name="T54">// без изменений.</text:span><text:span text:style-name="T54"><text:line-break/></text:span><text:span text:style-name="T54">// <text:s text:c="7"/>player.setMusic(music); - эта строка не нужна, так как <text:s/>метод </text:span><text:span text:style-name="T54">setMusic(Music music) запускается <text:s/>из файла applucationContext.xml - </text:span><text:span text:style-name="T54">строка <text:s/>16, за кулисами.</text:span><text:span text:style-name="T54"><text:line-break/></text:span><text:span text:style-name="T54"> <text:s text:c="7"/></text:span><text:span text:style-name="T62">player</text:span><text:span text:style-name="T55">.playMusic();</text:span><text:span text:style-name="T55"><text:line-break/></text:span><text:span text:style-name="T55"> <text:s text:c="7"/></text:span><text:span text:style-name="T62">context</text:span><text:span text:style-name="T55">.close();</text:span><text:span text:style-name="T55"><text:line-break/></text:span><text:span text:style-name="T55"> <text:s text:c="3"/>}</text:span></text:p></draw:text-box></draw:frame></text:p>
      <text:p text:style-name="P38"/>
      <text:p text:style-name="P38"/>
      <text:p text:style-name="P38"/>
      <text:p text:style-name="P38"/>
      <text:p text:style-name="P38"/>
      <text:p text:style-name="P26"/>
      <text:p text:style-name="P26"/>
      <text:p text:style-name="P12"/>
      <text:p text:style-name="P43"/>
      <text:p text:style-name="P43"/>
      <text:p text:style-name="P43"/>
      <text:p text:style-name="P43"/>
      <text:p text:style-name="P51">внедрение простых значений</text:p>
      <text:p text:style-name="P44"/>
      <text:p text:style-name="P44">До этого мы пере<text:span text:style-name="T46">д</text:span>авали и внедряли ссылочные значения</text:p>
      <text:p text:style-name="P44"><draw:frame text:anchor-type="paragraph" draw:z-index="7" draw:name="Фигура3" draw:style-name="gr5" draw:text-style-name="P89" svg:width="13.627cm" svg:height="2.468cm" svg:x="-0.046cm" svg:y="0.245cm"><draw:text-box><text:p text:style-name="P88"><text:span text:style-name="T55">Запись через сеттеры ссылочные значеня:</text:span></text:p><text:p text:style-name="P88"><text:span text:style-name="T63"><text:tab/></text:span><text:span text:style-name="T63">&lt;property name=“music“</text:span><text:span text:style-name="T64"> </text:span><text:span text:style-name="T65">ref</text:span><text:span text:style-name="T66">="musicBean"</text:span><text:span text:style-name="T63">/&gt;</text:span></text:p><text:p text:style-name="P88"><text:span text:style-name="T63"/></text:p><text:p text:style-name="P88"><text:span text:style-name="T63">Здесь через конструктор ссылочные значения</text:span></text:p><text:p text:style-name="P88"><text:span text:style-name="T63"><text:tab/></text:span><text:span text:style-name="T63">&lt;</text:span><text:span text:style-name="T64">constructor-arg </text:span><text:span text:style-name="T65">ref</text:span><text:span text:style-name="T66">="musicBean"</text:span><text:span text:style-name="T63">/&gt;</text:span></text:p><text:p text:style-name="P88"><text:span text:style-name="T55"/></text:p></draw:text-box></draw:frame></text:p>
      <text:p text:style-name="P44"/>
      <text:p text:style-name="P44"/>
      <text:p text:style-name="P44"/>
      <text:p text:style-name="P44"/>
      <text:p text:style-name="P44"/>
      <text:p text:style-name="P45">в соответствующем Бине болжны быть поля <text:s/>и сеттреы для них</text:p>
      <text:p text:style-name="P45">private String name;</text:p>
      <text:p text:style-name="P45">private int volume;</text:p>
      <text:p text:style-name="P45"><draw:frame text:anchor-type="paragraph" draw:z-index="6" draw:name="Фигура3" draw:style-name="gr3" draw:text-style-name="P89" svg:width="13.627cm" svg:height="1.853cm" svg:x="-0.046cm" svg:y="0.409cm"><draw:text-box><text:p text:style-name="P88"><text:span text:style-name="T55">Запись через сеттеры простых значений:</text:span></text:p><text:p text:style-name="P88"><text:span text:style-name="T63"><text:tab/></text:span><text:span text:style-name="T63">&lt;property name=“name“</text:span><text:span text:style-name="T64"> </text:span><text:span text:style-name="T65">value</text:span><text:span text:style-name="T66">="Some name"</text:span><text:span text:style-name="T63">/&gt;</text:span></text:p><text:p text:style-name="P88"><text:span text:style-name="T63"><text:tab/></text:span><text:span text:style-name="T63">&lt;property name=“volume“</text:span><text:span text:style-name="T64"> </text:span><text:span text:style-name="T65">value</text:span><text:span text:style-name="T66">="50"</text:span><text:span text:style-name="T63">/&gt;</text:span></text:p><text:p text:style-name="P88"><text:span text:style-name="T55"/></text:p></draw:text-box></draw:frame></text:p>
      <text:p text:style-name="P44"/>
      <text:p text:style-name="P44"/>
      <text:p text:style-name="P44"/>
      <text:p text:style-name="P44"/>
      <text:p text:style-name="P50">Внедрение значения из внешнего файла</text:p>
      <text:p text:style-name="P46">Создаем файл : musicPlayer.properties</text:p>
      <text:p text:style-name="P46"><draw:frame text:anchor-type="paragraph" draw:z-index="8" draw:name="Фигура3" draw:style-name="gr6" draw:text-style-name="P89" svg:width="13.627cm" svg:height="1.235cm" svg:x="-0.046cm" svg:y="0.409cm"><draw:text-box><text:p text:style-name="P88"><text:span text:style-name="T63"><text:s text:c="2"/></text:span><text:span text:style-name="T63">musicPlayer.name=Some Name</text:span></text:p><text:p text:style-name="P88"><text:span text:style-name="T63"><text:s text:c="2"/></text:span><text:span text:style-name="T63">musicPlayer.volume=60</text:span></text:p><text:p text:style-name="P88"><text:span text:style-name="T55"/></text:p></draw:text-box></draw:frame></text:p>
      <text:p text:style-name="P46"/>
      <text:p text:style-name="P46"/>
      <text:p text:style-name="P46"/>
      <text:p text:style-name="P53"><text:span text:style-name="T40">Этот файл <text:s/>внедряем (импортируем ) </text:span><text:span text:style-name="T30">applicationContext.xml</text:span></text:p>
      <text:p text:style-name="P54"><draw:frame text:anchor-type="paragraph" draw:z-index="10" draw:name="Фигура3" draw:style-name="gr6" draw:text-style-name="P89" svg:width="17.278cm" svg:height="1.235cm" svg:x="0.086cm" svg:y="0.342cm"><draw:text-box><text:p><text:span text:style-name="T63"><text:tab/></text:span><text:span text:style-name="T63">&lt;context:property-placeholder </text:span><text:span text:style-name="T63">location=“classpath:</text:span><text:span text:style-name="T66">musicPlayer.properties"</text:span><text:span text:style-name="T63">/&gt;</text:span></text:p><text:p text:style-name="P88"><text:span text:style-name="T55"/></text:p></draw:text-box></draw:frame></text:p>
      <text:p text:style-name="P54"/>
      <text:p text:style-name="P48"/>
      <text:p text:style-name="P48"/>
      <text:p text:style-name="P52"><text:span text:style-name="T31">и дальше по тексту <text:s/></text:span><text:span text:style-name="T28">applicationContext.xml </text:span><text:span text:style-name="T29">добавляем в нужном месте сами значения.</text:span></text:p>
      <text:p text:style-name="P56"><draw:frame text:anchor-type="paragraph" draw:z-index="9" draw:name="Фигура3" draw:style-name="gr6" draw:text-style-name="P89" svg:width="13.627cm" svg:height="1.235cm" svg:x="-0.046cm" svg:y="0.265cm"><draw:text-box><text:p text:style-name="P88"><text:span text:style-name="T63"><text:tab/></text:span><text:span text:style-name="T63">&lt;property name=“name“</text:span><text:span text:style-name="T64"> </text:span><text:span text:style-name="T65">value</text:span><text:span text:style-name="T66">="${</text:span><text:span text:style-name="T63">musicPlayer.name}</text:span><text:span text:style-name="T66">"</text:span><text:span text:style-name="T63">/&gt;</text:span></text:p><text:p text:style-name="P88"><text:span text:style-name="T63"><text:tab/></text:span><text:span text:style-name="T63">&lt;property name=“volume“</text:span><text:span text:style-name="T64"> </text:span><text:span text:style-name="T65">value</text:span><text:span text:style-name="T66">="${</text:span><text:span text:style-name="T63">musicPlayer.volue}</text:span><text:span text:style-name="T66">"</text:span><text:span text:style-name="T63">/&gt;</text:span></text:p><text:p text:style-name="P88"><text:span text:style-name="T55"/></text:p></draw:text-box></draw:frame></text:p>
      <text:p text:style-name="P48"/>
      <text:p text:style-name="P46"/>
      <text:p text:style-name="P46"/>
      <text:p text:style-name="P47"/>
      <text:p text:style-name="P55"/>
      <text:p text:style-name="P46"/>
      <text:p text:style-name="P50"/>
      <text:p text:style-name="P50"><text:soft-page-break/></text:p>
      <text:p text:style-name="P45">Если не хотим </text:p>
      <text:p text:style-name="P45">Практика 4-45</text:p>
      <text:p text:style-name="P45"><text:s/><text:span text:style-name="T47">Внедрение зависимости через сеттеры простых значений</text:span></text:p>
      <text:p text:style-name="P45"/>
      <text:p text:style-name="P49">13-33 </text:p>
      <text:p text:style-name="P49">выносем простых значений в отдельный файл <text:bookmark-start text:name="__DdeLink__644_892427584"/>musicPlayer.properties<text:bookmark-end text:name="__DdeLink__644_892427584"/> и подключим </text:p>
      <text:p text:style-name="P49"/>
      <text:p text:style-name="P83"/>
      <text:p text:style-name="P45"/>
      <text:p text:style-name="P44"/>
      <text:p text:style-name="P44"/>
      <text:p text:style-name="P44"/>
      <text:p text:style-name="P44"><text:line-break/></text:p>
      <text:p text:style-name="P73"/>
      <text:p text:style-name="P44"/>
      <text:p text:style-name="P5">Урок <text:span text:style-name="T48">7</text:span></text:p>
      <text:p text:style-name="P28"><text:span text:style-name="T48">Bean scope (область видимостм бинов)</text:span> </text:p>
      <text:p text:style-name="P33">https://www.youtube.com/watch?v=IcwWPjeBpFU&amp;list=PLAma_mKffTOR5o0WNHnY0mTjKxnCgSXrZ&amp;index=7</text:p>
      <text:p text:style-name="P44"/>
      <text:p text:style-name="P31">Способы внедрения зависимости </text:p>
      <text:p text:style-name="P58">- через конструктор <text:span text:style-name="T48">(пройдено)</text:span></text:p>
      <text:p text:style-name="P58">- через Setter <text:span text:style-name="T48">(пройдено)</text:span></text:p>
      <text:p text:style-name="P58"><text:tab/>- <text:span text:style-name="T48">Можем внедрять ссылочные значения или простые значения</text:span></text:p>
      <text:p text:style-name="P58"><text:tab/>- <text:span text:style-name="T48">Можем внедрять значения из внешнего файла</text:span></text:p>
      <text:p text:style-name="P17"/>
      <text:p text:style-name="P17">- <text:span text:style-name="T48">У бинов е</text:span>сть множество конфигураций <text:s/>(<text:span text:style-name="T49">sco</text:span><text:span text:style-name="T50">pe</text:span>, <text:span text:style-name="T21">init-metod, destroy-metod, </text:span>factory method и тд)</text:p>
      <text:p text:style-name="P11"><text:span text:style-name="T34">- Можно внедрять <text:s/>серез </text:span>:</text:p>
      <text:p text:style-name="P11"><text:tab/><text:span text:style-name="T49">* XMLфайла </text:span></text:p>
      <text:p text:style-name="P11"><text:tab/>* Java аннотаций</text:p>
      <text:p text:style-name="P11"><text:tab/>* и Java кода </text:p>
      <text:p text:style-name="P17">- Процесс внедрения можно автоматизировать (Autowiring)</text:p>
      <text:p text:style-name="P17"/>
      <text:p text:style-name="P18">По умолчанию создается Singltone . <text:span text:style-name="T51">И при вызове <text:s/>метода getBean() возвращается один и тот же объект.</text:span></text:p>
      <text:p text:style-name="P18"/>
      <text:p text:style-name="P19">scope=“singletone“</text:p>
      <text:p text:style-name="P19">scope=“prototype“</text:p>
      <text:p text:style-name="P19">scope=“request“</text:p>
      <text:p text:style-name="P19">scope=“session“</text:p>
      <text:p text:style-name="P19">scope=“global-session“</text:p>
      <text:p text:style-name="P19"/>
      <text:p text:style-name="P19">Практика 6-49</text:p>
      <text:p text:style-name="P19"/>
      <text:p text:style-name="P57"/>
      <text:p text:style-name="P20"/>
      <text:p text:style-name="P19"/>
      <text:p text:style-name="P77">Урок <text:span text:style-name="T52">8</text:span></text:p>
      <text:p text:style-name="P39">Специальные методы бинов (i<text:span text:style-name="T42">nit-metod, destroy-metod, </text:span><text:span text:style-name="T41">factory method </text:span>)</text:p>
      <text:p text:style-name="P39"/>
      <text:p text:style-name="P39"><text:a xlink:type="simple" xlink:href="https://www.youtube.com/watch?v=MVbBLoZrT2A&amp;list=PLAma_mKffTOR5o0WNHnY0mTjKxnCgSXrZ&amp;index=8" text:style-name="Internet_20_link" text:visited-style-name="Visited_20_Internet_20_Link">https://www.youtube.com/watch?v=MVbBLoZrT2A&amp;list=PLAma_mKffTOR5o0WNHnY0mTjKxnCgSXrZ&amp;index=8</text:a></text:p>
      <text:p text:style-name="P39"/>
      <text:p text:style-name="P39">i<text:span text:style-name="T21">nit-metod </text:span><text:span text:style-name="T38">метод который запускается в ходе инициализации бина (допустим вам необходимо еше проинициализировать <text:s/>ресурсы ., обратиться к внешним файлам запустить БД)</text:span></text:p>
      <text:p text:style-name="P78"/>
      <text:p text:style-name="P39"><text:span text:style-name="T21">destroy-metod</text:span><text:span text:style-name="T42"> <text:s/></text:span><text:span text:style-name="T38">Метод который запускается пере уничтожением бина (при завершении приложения, очистка ресурсов, закрытие потока ввода вывода, закрытие доступа в БД )</text:span></text:p>
      <text:p text:style-name="P78"/>
      <text:p text:style-name="P23">в коде</text:p>
      <text:p text:style-name="P23"><draw:frame text:anchor-type="paragraph" draw:z-index="11" draw:name="Фигура5" draw:style-name="gr7" draw:text-style-name="P93" svg:width="15.294cm" svg:height="2.472cm" svg:x="0.086cm" svg:y="0.406cm"><draw:text-box><text:p text:style-name="P91"><text:span text:style-name="T67">&lt;bean id="musicBean" </text:span></text:p><text:p text:style-name="P91"><text:span text:style-name="T67"><text:s text:c="4"/></text:span><text:span text:style-name="T67">class="org.example.ClassicalMusic"&gt; <text:s text:c="3"/></text:span></text:p><text:p><text:span text:style-name="T67"><text:s text:c="4"/></text:span><text:span text:style-name="T67">init-method="doMyInit"</text:span></text:p><text:p><text:span text:style-name="T67"><text:s text:c="4"/></text:span><text:span text:style-name="T67">destroy-method="doMyDestroy" &gt;</text:span></text:p><text:p text:style-name="P92"><text:span text:style-name="T67">&lt;/bean&gt;</text:span></text:p></draw:text-box></draw:frame></text:p>
      <text:p text:style-name="P23"/>
      <text:p text:style-name="P23"/>
      <text:p text:style-name="P23"/>
      <text:p text:style-name="P23"/>
      <text:p text:style-name="P87"/>
      <text:p text:style-name="P23"/>
      <text:p text:style-name="P21"/>
      <text:p text:style-name="P22">методы doMyInit<text:span text:style-name="T53">() и </text:span>doMyDestroy<text:span text:style-name="T53">() должны быть реализованы в классе бина <text:s/>ClassicalMusic</text:span></text:p>
      <text:p text:style-name="P21"/>
      <text:p text:style-name="P24">Практика 4-44</text:p>
      <text:p text:style-name="P85"/>
      <text:p text:style-name="P86"><text:span text:style-name="T14">Если у бина проставить scope=“prototype“ метод </text:span><text:s/><text:span text:style-name="T10">destroy-method </text:span><text:span text:style-name="T13">вызываться не будет.</text:span></text:p>
      <text:p text:style-name="P84"><text:span text:style-name="T6"/></text:p>
      <text:p text:style-name="P80"><text:s/></text:p>
      <text:p text:style-name="P81"><text:span text:style-name="T41">factory method </text:span><text:span text:style-name="T43">Фабричный метод</text:span></text:p>
      <text:p text:style-name="P81"><text:span text:style-name="T43"/></text:p>
      <text:p text:style-name="P81"><draw:frame text:anchor-type="paragraph" draw:z-index="12" draw:name="Фигура5" draw:style-name="gr7" draw:text-style-name="P93" svg:width="15.294cm" svg:height="2.696cm" svg:x="-0.099cm" svg:y="0.91cm"><draw:text-box><text:p text:style-name="P91"><text:span text:style-name="T67">&lt;bean id="musicBean" </text:span></text:p><text:p text:style-name="P91"><text:span text:style-name="T67"><text:s text:c="4"/></text:span><text:span text:style-name="T58">class</text:span><text:span text:style-name="T59">="org.example.ClassicalMusic"</text:span><text:span text:style-name="T59"><text:line-break/></text:span><text:span text:style-name="T59"> <text:s text:c="3"/></text:span><text:span text:style-name="T58">init-method</text:span><text:span text:style-name="T59">="doMyInit"</text:span><text:span text:style-name="T59"><text:line-break/></text:span><text:span text:style-name="T59"> <text:s text:c="3"/></text:span><text:span text:style-name="T58">destroy-method</text:span><text:span text:style-name="T59">="doMyDestroy"</text:span><text:span text:style-name="T59"><text:line-break/></text:span><text:span text:style-name="T59"> <text:s text:c="3"/></text:span><text:span text:style-name="T58">factory-method</text:span><text:span text:style-name="T59">="getClassicalMusic"</text:span><text:span text:style-name="T55">&gt;</text:span></text:p><text:p text:style-name="P92"><text:span text:style-name="T67">&lt;/bean&gt;</text:span></text:p></draw:text-box></draw:frame><text:span text:style-name="T41">https://refactoring.guru///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1" svg:font-family="'JetBrains Mono', monospace"/>
    <style:font-face style:name="Lohit Devanagari1" svg:font-family="'Lohit Devanagari'"/>
    <style:font-face style:name="JetBrains Mono3" svg:font-family="'JetBrains Mono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JetBrains Mono2" svg:font-family="'JetBrains Mono', monospac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23:11:50.611787767</meta:creation-date>
    <dc:date>2022-09-26T00:47:52.192561809</dc:date>
    <meta:editing-duration>PT2H10M47S</meta:editing-duration>
    <meta:editing-cycles>15</meta:editing-cycles>
    <meta:generator>LibreOffice/6.0.7.3$Linux_X86_64 LibreOffice_project/00m0$Build-3</meta:generator>
    <meta:document-statistic meta:table-count="0" meta:image-count="1" meta:object-count="0" meta:page-count="9" meta:paragraph-count="130" meta:word-count="672" meta:character-count="5852" meta:non-whitespace-character-count="5213"/>
  </office:meta>
</office:document-meta>
</file>